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6pt" fo:font-weight="bold" officeooo:rsid="00215810" officeooo:paragraph-rsid="00215810" style:font-size-asian="14pt" style:font-weight-asian="bold" style:font-size-complex="16pt" style:font-weight-complex="bold"/>
    </style:style>
    <style:style style:name="P2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weight="normal" officeooo:rsid="00215810" officeooo:paragraph-rsid="00215810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215810" officeooo:paragraph-rsid="00215810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215810" officeooo:paragraph-rsid="00215810" style:font-size-asian="12.25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215810" officeooo:paragraph-rsid="00215810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officeooo:paragraph-rsid="00215810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0215810" style:font-size-asian="10.5pt" style:font-weight-asian="bold" style:font-size-complex="12pt" style:font-weight-complex="bold"/>
    </style:style>
    <style:style style:name="T4" style:family="text">
      <style:text-properties style:font-name="Liberation Serif" fo:font-size="12pt" fo:font-weight="bold" officeooo:rsid="00215810" style:font-name-asian="Noto Sans Mono CJK SC" style:font-size-asian="10.5pt" style:font-weight-asian="bold" style:font-name-complex="Liberation Mono" style:font-size-complex="12pt" style:font-weight-complex="bold"/>
    </style:style>
    <style:style style:name="T5" style:family="text">
      <style:text-properties style:font-name="Liberation Serif" fo:font-size="12pt" fo:font-weight="normal" officeooo:rsid="0021581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Box Model</text:p>
      <text:p text:style-name="P4"/>
      <text:p text:style-name="P4">The Box Model</text:p>
      <text:list xml:id="list3864048595" text:style-name="L1">
        <text:list-item>
          <text:p text:style-name="P2">Every thing on a web page is a rectangular box. It is possible to nest boxes within boxes.</text:p>
        </text:list-item>
        <text:list-item>
          <text:p text:style-name="P2">The layout of a website is determined by the positioning of boxes.</text:p>
        </text:list-item>
      </text:list>
      <text:p text:style-name="P3"/>
      <text:p text:style-name="P5"><text:tab/><text:span text:style-name="T2">Margin:</text:span><text:span text:style-name="T1"> Margin increases the space between a box and any others that sit next to it. </text:span></text:p>
      <text:p text:style-name="P6"><text:span text:style-name="T3"><text:tab/></text:span><text:span text:style-name="T4">P</text:span><text:span text:style-name="T3">adding: </text:span><text:span text:style-name="T5">Padding increases the space between the edge of a box and the content inside of it</text:span></text:p>
      <text:p text:style-name="P6"><text:span text:style-name="T3"><text:tab/></text:span><text:span text:style-name="T4">B</text:span><text:span text:style-name="T3">order: </text:span><text:span text:style-name="T5">Border adds space between the margin and the padd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5T19:32:59.624714946</dc:date>
    <meta:editing-duration>PT1M46S</meta:editing-duration>
    <meta:editing-cycles>1</meta:editing-cycles>
    <meta:document-statistic meta:table-count="0" meta:image-count="0" meta:object-count="0" meta:page-count="1" meta:paragraph-count="7" meta:word-count="81" meta:character-count="424" meta:non-whitespace-character-count="348"/>
  </office:meta>
</office:document-meta>
</file>